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Hoja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Alumnos curso de recuperación 2015</text:p>
          </table:table-cell>
          <table:table-cell table:style-name="ce4" table:number-columns-repeated="3"/>
          <table:table-cell table:style-name="ce6" office:value-type="string" calcext:value-type="string">
            <text:p>Nota examen enero</text:p>
          </table:table-cell>
          <table:table-cell table:style-name="ce8" table:number-columns-repeated="1019"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table:style-name="ce5" office:value-type="float" office:value="2310345" calcext:value-type="float">
            <text:p>2310345</text:p>
          </table:table-cell>
          <table:table-cell table:style-name="ce5" office:value-type="string" calcext:value-type="string">
            <text:p>LOPEZ FERNANDEZ</text:p>
          </table:table-cell>
          <table:table-cell table:style-name="ce5" office:value-type="string" calcext:value-type="string">
            <text:p>ANGELA FAREEN</text:p>
          </table:table-cell>
          <table:table-cell office:value-type="float" office:value="4.05" calcext:value-type="float">
            <text:p>4.05</text:p>
          </table:table-cell>
          <table:table-cell table:number-columns-repeated="1019"/>
        </table:table-row>
        <table:table-row table:style-name="ro1">
          <table:table-cell table:style-name="ce2" office:value-type="float" office:value="1569" calcext:value-type="float">
            <text:p>1569</text:p>
          </table:table-cell>
          <table:table-cell table:style-name="ce5" office:value-type="float" office:value="6031142" calcext:value-type="float">
            <text:p>6031142</text:p>
          </table:table-cell>
          <table:table-cell table:style-name="ce5" office:value-type="string" calcext:value-type="string">
            <text:p>SALVADORES BUSTAMANTE</text:p>
          </table:table-cell>
          <table:table-cell table:style-name="ce5" office:value-type="string" calcext:value-type="string">
            <text:p>PABLO</text:p>
          </table:table-cell>
          <table:table-cell office:value-type="float" office:value="4.06" calcext:value-type="float">
            <text:p>4.06</text:p>
          </table:table-cell>
          <table:table-cell table:number-columns-repeated="1019"/>
        </table:table-row>
        <table:table-row table:style-name="ro1">
          <table:table-cell table:style-name="ce2" office:value-type="float" office:value="1677" calcext:value-type="float">
            <text:p>1677</text:p>
          </table:table-cell>
          <table:table-cell table:style-name="ce5" office:value-type="float" office:value="49150239" calcext:value-type="float">
            <text:p>49150239</text:p>
          </table:table-cell>
          <table:table-cell table:style-name="ce5" office:value-type="string" calcext:value-type="string">
            <text:p>EL HAJJAJI EL GHALBZOURI</text:p>
          </table:table-cell>
          <table:table-cell table:style-name="ce5" office:value-type="string" calcext:value-type="string">
            <text:p>AYMAN</text:p>
          </table:table-cell>
          <table:table-cell office:value-type="float" office:value="2.24" calcext:value-type="float">
            <text:p>2.24</text:p>
          </table:table-cell>
          <table:table-cell table:number-columns-repeated="1019"/>
        </table:table-row>
        <table:table-row table:style-name="ro1">
          <table:table-cell table:style-name="ce2" office:value-type="float" office:value="1697" calcext:value-type="float">
            <text:p>1697</text:p>
          </table:table-cell>
          <table:table-cell table:style-name="ce5" office:value-type="float" office:value="43207659" calcext:value-type="float">
            <text:p>43207659</text:p>
          </table:table-cell>
          <table:table-cell table:style-name="ce5" office:value-type="string" calcext:value-type="string">
            <text:p>MIQUEL LLINAS</text:p>
          </table:table-cell>
          <table:table-cell table:style-name="ce5" office:value-type="string" calcext:value-type="string">
            <text:p>JAIME</text:p>
          </table:table-cell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table:style-name="ce2" office:value-type="float" office:value="1702" calcext:value-type="float">
            <text:p>1702</text:p>
          </table:table-cell>
          <table:table-cell table:style-name="ce5" office:value-type="float" office:value="4855598" calcext:value-type="float">
            <text:p>4855598</text:p>
          </table:table-cell>
          <table:table-cell table:style-name="ce5" office:value-type="string" calcext:value-type="string">
            <text:p>GODOY BIELSA</text:p>
          </table:table-cell>
          <table:table-cell table:style-name="ce5" office:value-type="string" calcext:value-type="string">
            <text:p>CARLOS</text:p>
          </table:table-cell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table:style-name="ce2" office:value-type="float" office:value="1723" calcext:value-type="float">
            <text:p>1723</text:p>
          </table:table-cell>
          <table:table-cell table:style-name="ce5" office:value-type="float" office:value="5337381" calcext:value-type="float">
            <text:p>5337381</text:p>
          </table:table-cell>
          <table:table-cell table:style-name="ce5" office:value-type="string" calcext:value-type="string">
            <text:p>GOMEZ SANTOS</text:p>
          </table:table-cell>
          <table:table-cell table:style-name="ce5" office:value-type="string" calcext:value-type="string">
            <text:p>DANIEL</text:p>
          </table:table-cell>
          <table:table-cell office:value-type="float" office:value="2.48" calcext:value-type="float">
            <text:p>2.48</text:p>
          </table:table-cell>
          <table:table-cell table:number-columns-repeated="1019"/>
        </table:table-row>
        <table:table-row table:style-name="ro1">
          <table:table-cell table:style-name="ce2" office:value-type="float" office:value="1727" calcext:value-type="float">
            <text:p>1727</text:p>
          </table:table-cell>
          <table:table-cell table:style-name="ce5" office:value-type="float" office:value="9141592" calcext:value-type="float">
            <text:p>9141592</text:p>
          </table:table-cell>
          <table:table-cell table:style-name="ce5" office:value-type="string" calcext:value-type="string">
            <text:p>VARGAS RUIZ</text:p>
          </table:table-cell>
          <table:table-cell table:style-name="ce5" office:value-type="string" calcext:value-type="string">
            <text:p>JOSE LUIS</text:p>
          </table:table-cell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table:style-name="ce2" office:value-type="float" office:value="1734" calcext:value-type="float">
            <text:p>1734</text:p>
          </table:table-cell>
          <table:table-cell table:style-name="ce5" office:value-type="float" office:value="78998490" calcext:value-type="float">
            <text:p>78998490</text:p>
          </table:table-cell>
          <table:table-cell table:style-name="ce5" office:value-type="string" calcext:value-type="string">
            <text:p>FERNANDEZ ARRIOLA</text:p>
          </table:table-cell>
          <table:table-cell table:style-name="ce5" office:value-type="string" calcext:value-type="string">
            <text:p>ANTON</text:p>
          </table:table-cell>
          <table:table-cell office:value-type="float" office:value="1.49" calcext:value-type="float">
            <text:p>1.49</text:p>
          </table:table-cell>
          <table:table-cell table:number-columns-repeated="1019"/>
        </table:table-row>
        <table:table-row table:style-name="ro1">
          <table:table-cell table:style-name="ce2" office:value-type="float" office:value="1741" calcext:value-type="float">
            <text:p>1741</text:p>
          </table:table-cell>
          <table:table-cell table:style-name="ce5" office:value-type="float" office:value="48283586" calcext:value-type="float">
            <text:p>48283586</text:p>
          </table:table-cell>
          <table:table-cell table:style-name="ce5" office:value-type="string" calcext:value-type="string">
            <text:p>VALDIVIESO MORA</text:p>
          </table:table-cell>
          <table:table-cell table:style-name="ce5" office:value-type="string" calcext:value-type="string">
            <text:p>JEFFERSON SANTIAGO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2" office:value-type="float" office:value="1755" calcext:value-type="float">
            <text:p>1755</text:p>
          </table:table-cell>
          <table:table-cell table:style-name="ce5" office:value-type="float" office:value="70068643" calcext:value-type="float">
            <text:p>70068643</text:p>
          </table:table-cell>
          <table:table-cell table:style-name="ce5" office:value-type="string" calcext:value-type="string">
            <text:p>LOPEZ ROJO</text:p>
          </table:table-cell>
          <table:table-cell table:style-name="ce5" office:value-type="string" calcext:value-type="string">
            <text:p>PAULA</text:p>
          </table:table-cell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table:style-name="ce2" office:value-type="float" office:value="1766" calcext:value-type="float">
            <text:p>1766</text:p>
          </table:table-cell>
          <table:table-cell table:style-name="ce5" office:value-type="float" office:value="51522258" calcext:value-type="float">
            <text:p>51522258</text:p>
          </table:table-cell>
          <table:table-cell table:style-name="ce5" office:value-type="string" calcext:value-type="string">
            <text:p>SANDOVAL ROMAN</text:p>
          </table:table-cell>
          <table:table-cell table:style-name="ce5" office:value-type="string" calcext:value-type="string">
            <text:p>LUIS MIGUEL</text:p>
          </table:table-cell>
          <table:table-cell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2" office:value-type="float" office:value="1781" calcext:value-type="float">
            <text:p>1781</text:p>
          </table:table-cell>
          <table:table-cell table:style-name="ce5" office:value-type="float" office:value="53990942" calcext:value-type="float">
            <text:p>53990942</text:p>
          </table:table-cell>
          <table:table-cell table:style-name="ce5" office:value-type="string" calcext:value-type="string">
            <text:p>MOYA DE LA TORRE LEON</text:p>
          </table:table-cell>
          <table:table-cell table:style-name="ce5" office:value-type="string" calcext:value-type="string">
            <text:p>GABRIEL</text:p>
          </table:table-cell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5" office:value-type="float" office:value="2755915" calcext:value-type="float">
            <text:p>2755915</text:p>
          </table:table-cell>
          <table:table-cell table:style-name="ce5" office:value-type="string" calcext:value-type="string">
            <text:p>MASEGOSA HERNANDEZ</text:p>
          </table:table-cell>
          <table:table-cell table:style-name="ce5" office:value-type="string" calcext:value-type="string">
            <text:p>SANDRA</text:p>
          </table:table-cell>
          <table:table-cell office:value-type="float" office:value="3.86" calcext:value-type="float">
            <text:p>3.86</text:p>
          </table:table-cell>
          <table:table-cell table:number-columns-repeated="1019"/>
        </table:table-row>
        <table:table-row table:style-name="ro1">
          <table:table-cell table:style-name="ce2" office:value-type="float" office:value="1814" calcext:value-type="float">
            <text:p>1814</text:p>
          </table:table-cell>
          <table:table-cell table:style-name="ce5" office:value-type="float" office:value="47581670" calcext:value-type="float">
            <text:p>47581670</text:p>
          </table:table-cell>
          <table:table-cell table:style-name="ce5" office:value-type="string" calcext:value-type="string">
            <text:p>PONCE SIMBAÑA</text:p>
          </table:table-cell>
          <table:table-cell table:style-name="ce5" office:value-type="string" calcext:value-type="string">
            <text:p>LUIS EDUARDO</text:p>
          </table:table-cell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table:style-name="ce2" office:value-type="float" office:value="1825" calcext:value-type="float">
            <text:p>1825</text:p>
          </table:table-cell>
          <table:table-cell table:style-name="ce5" office:value-type="float" office:value="41573035" calcext:value-type="float">
            <text:p>41573035</text:p>
          </table:table-cell>
          <table:table-cell table:style-name="ce5" office:value-type="string" calcext:value-type="string">
            <text:p>EXTREMERA JUNQUERA</text:p>
          </table:table-cell>
          <table:table-cell table:style-name="ce5" office:value-type="string" calcext:value-type="string">
            <text:p>CARLOS</text:p>
          </table:table-cell>
          <table:table-cell office:value-type="float" office:value="1.66" calcext:value-type="float">
            <text:p>1.66</text:p>
          </table:table-cell>
          <table:table-cell table:number-columns-repeated="1019"/>
        </table:table-row>
        <table:table-row table:style-name="ro1">
          <table:table-cell table:style-name="ce2" office:value-type="float" office:value="1880" calcext:value-type="float">
            <text:p>1880</text:p>
          </table:table-cell>
          <table:table-cell table:style-name="ce5" office:value-type="float" office:value="47534349" calcext:value-type="float">
            <text:p>47534349</text:p>
          </table:table-cell>
          <table:table-cell table:style-name="ce5" office:value-type="string" calcext:value-type="string">
            <text:p>GOMEZ MARTIN</text:p>
          </table:table-cell>
          <table:table-cell table:style-name="ce5" office:value-type="string" calcext:value-type="string">
            <text:p>ALEJANDRO</text:p>
          </table:table-cell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table:style-name="ce2" office:value-type="float" office:value="1921" calcext:value-type="float">
            <text:p>1921</text:p>
          </table:table-cell>
          <table:table-cell table:style-name="ce5" office:value-type="float" office:value="53961971" calcext:value-type="float">
            <text:p>53961971</text:p>
          </table:table-cell>
          <table:table-cell table:style-name="ce5" office:value-type="string" calcext:value-type="string">
            <text:p>OÑA AGUIRRE</text:p>
          </table:table-cell>
          <table:table-cell table:style-name="ce5" office:value-type="string" calcext:value-type="string">
            <text:p>ANTONY JOHN</text:p>
          </table:table-cell>
          <table:table-cell office:value-type="float" office:value="0.61" calcext:value-type="float">
            <text:p>0.61</text:p>
          </table:table-cell>
          <table:table-cell table:number-columns-repeated="1019"/>
        </table:table-row>
        <table:table-row table:style-name="ro1">
          <table:table-cell table:style-name="ce2" office:value-type="float" office:value="1927" calcext:value-type="float">
            <text:p>1927</text:p>
          </table:table-cell>
          <table:table-cell table:style-name="ce5" office:value-type="float" office:value="53756947" calcext:value-type="float">
            <text:p>53756947</text:p>
          </table:table-cell>
          <table:table-cell table:style-name="ce5" office:value-type="string" calcext:value-type="string">
            <text:p>PRIETO GARCIA</text:p>
          </table:table-cell>
          <table:table-cell table:style-name="ce5" office:value-type="string" calcext:value-type="string">
            <text:p>MARTA</text:p>
          </table:table-cell>
          <table:table-cell office:value-type="float" office:value="2.81" calcext:value-type="float">
            <text:p>2.81</text:p>
          </table:table-cell>
          <table:table-cell table:number-columns-repeated="1019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5" office:value-type="float" office:value="9058410" calcext:value-type="float">
            <text:p>9058410</text:p>
          </table:table-cell>
          <table:table-cell table:style-name="ce5" office:value-type="string" calcext:value-type="string">
            <text:p>TRIGO AGUILAR</text:p>
          </table:table-cell>
          <table:table-cell table:style-name="ce5" office:value-type="string" calcext:value-type="string">
            <text:p>MARIA DOLORES</text:p>
          </table:table-cell>
          <table:table-cell office:value-type="float" office:value="0.79" calcext:value-type="float">
            <text:p>0.79</text:p>
          </table:table-cell>
          <table:table-cell table:number-columns-repeated="1019"/>
        </table:table-row>
        <table:table-row table:style-name="ro1">
          <table:table-cell table:style-name="ce2" office:value-type="float" office:value="1978" calcext:value-type="float">
            <text:p>1978</text:p>
          </table:table-cell>
          <table:table-cell table:style-name="ce5" office:value-type="float" office:value="53668673" calcext:value-type="float">
            <text:p>53668673</text:p>
          </table:table-cell>
          <table:table-cell table:style-name="ce5" office:value-type="string" calcext:value-type="string">
            <text:p>STEEGMANN WAKEFIELD</text:p>
          </table:table-cell>
          <table:table-cell table:style-name="ce5" office:value-type="string" calcext:value-type="string">
            <text:p>MIGUEL</text:p>
          </table:table-cell>
          <table:table-cell office:value-type="float" office:value="1.31" calcext:value-type="float">
            <text:p>1.31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2:Hoja1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Higera</meta:initial-creator>
    <meta:creation-date>2015-03-02T19:38:29.257142833</meta:creation-date>
    <dc:date>2015-03-03T01:53:17.058757898</dc:date>
    <dc:creator>Santiago Higera</dc:creator>
    <meta:editing-duration>PT5H44M37S</meta:editing-duration>
    <meta:editing-cycles>1</meta:editing-cycles>
    <meta:document-statistic meta:table-count="1" meta:cell-count="102" meta:object-count="0"/>
    <meta:generator>LibreOffice/4.2.7.2$Linux_X86_64 LibreOffice_project/420m0$Build-2</meta:generator>
  </office:meta>
</office:document-meta>
</file>